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oritizedParameterNameDiscoverer.addDiscoverer( ParameterNameDiscoverer p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ritizedParameterNameDiscoverer.getParameterNames( Constructor &lt; ? &gt; c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ioritizedParameterNameDiscoverer.getParameterNames( Method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